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6.517cm" svg:height="17.557cm" svg:x="7.955cm" svg:y="0.586cm">
            <draw:object draw:notify-on-update-of-ranges="Hoja1.A3:Hoja1.A78 Hoja1.B2:Hoja1.B2 Hoja1.B3:Hoja1.B78 Hoja1.C2:Hoja1.C2 Hoja1.C3:Hoja1.C7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805cm" svg:height="19.735cm" svg:x="21.721cm" svg:y="19.865cm">
            <draw:object draw:notify-on-update-of-ranges="Hoja1.B89:Hoja1.B164 Hoja1.C89:Hoja1.C16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U </text:p>
          </table:table-cell>
          <table:table-cell office:value-type="string" calcext:value-type="string">
            <text:p>Sin contar obtención de matrices L y U</text:p>
          </table:table-cell>
          <table:table-cell office:value-type="string" calcext:value-type="string">
            <text:p>Contando tiempo de obtención de matrices L y U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8159" calcext:value-type="float">
            <text:p>438159</text:p>
          </table:table-cell>
          <table:table-cell office:value-type="float" office:value="673701" calcext:value-type="float">
            <text:p>6737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1442" calcext:value-type="float">
            <text:p>551442</text:p>
          </table:table-cell>
          <table:table-cell office:value-type="float" office:value="895688" calcext:value-type="float">
            <text:p>895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6959" calcext:value-type="float">
            <text:p>596959</text:p>
          </table:table-cell>
          <table:table-cell office:value-type="float" office:value="1057689" calcext:value-type="float">
            <text:p>10576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2110" calcext:value-type="float">
            <text:p>682110</text:p>
          </table:table-cell>
          <table:table-cell office:value-type="float" office:value="1332780" calcext:value-type="float">
            <text:p>13327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7500" calcext:value-type="float">
            <text:p>757500</text:p>
          </table:table-cell>
          <table:table-cell office:value-type="float" office:value="1497727" calcext:value-type="float">
            <text:p>14977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2470" calcext:value-type="float">
            <text:p>842470</text:p>
          </table:table-cell>
          <table:table-cell office:value-type="float" office:value="1810794" calcext:value-type="float">
            <text:p>18107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0261" calcext:value-type="float">
            <text:p>960261</text:p>
          </table:table-cell>
          <table:table-cell office:value-type="float" office:value="2089077" calcext:value-type="float">
            <text:p>20890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9039" calcext:value-type="float">
            <text:p>1039039</text:p>
          </table:table-cell>
          <table:table-cell office:value-type="float" office:value="2345273" calcext:value-type="float">
            <text:p>23452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4167" calcext:value-type="float">
            <text:p>1104167</text:p>
          </table:table-cell>
          <table:table-cell office:value-type="float" office:value="2657032" calcext:value-type="float">
            <text:p>26570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72484" calcext:value-type="float">
            <text:p>1172484</text:p>
          </table:table-cell>
          <table:table-cell office:value-type="float" office:value="2966151" calcext:value-type="float">
            <text:p>29661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47097" calcext:value-type="float">
            <text:p>1247097</text:p>
          </table:table-cell>
          <table:table-cell office:value-type="float" office:value="3325641" calcext:value-type="float">
            <text:p>33256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29382" calcext:value-type="float">
            <text:p>1329382</text:p>
          </table:table-cell>
          <table:table-cell office:value-type="float" office:value="3652820" calcext:value-type="float">
            <text:p>3652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13314" calcext:value-type="float">
            <text:p>1413314</text:p>
          </table:table-cell>
          <table:table-cell office:value-type="float" office:value="4048011" calcext:value-type="float">
            <text:p>40480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94713" calcext:value-type="float">
            <text:p>1494713</text:p>
          </table:table-cell>
          <table:table-cell office:value-type="float" office:value="4429262" calcext:value-type="float">
            <text:p>44292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69994" calcext:value-type="float">
            <text:p>1569994</text:p>
          </table:table-cell>
          <table:table-cell office:value-type="float" office:value="4901142" calcext:value-type="float">
            <text:p>49011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62997" calcext:value-type="float">
            <text:p>1662997</text:p>
          </table:table-cell>
          <table:table-cell office:value-type="float" office:value="5356785" calcext:value-type="float">
            <text:p>53567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34374" calcext:value-type="float">
            <text:p>1734374</text:p>
          </table:table-cell>
          <table:table-cell office:value-type="float" office:value="5694129" calcext:value-type="float">
            <text:p>56941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16220" calcext:value-type="float">
            <text:p>1816220</text:p>
          </table:table-cell>
          <table:table-cell office:value-type="float" office:value="6284665" calcext:value-type="float">
            <text:p>62846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96181" calcext:value-type="float">
            <text:p>1896181</text:p>
          </table:table-cell>
          <table:table-cell office:value-type="float" office:value="6796208" calcext:value-type="float">
            <text:p>67962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88250" calcext:value-type="float">
            <text:p>1988250</text:p>
          </table:table-cell>
          <table:table-cell office:value-type="float" office:value="7152079" calcext:value-type="float">
            <text:p>71520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63037" calcext:value-type="float">
            <text:p>2063037</text:p>
          </table:table-cell>
          <table:table-cell office:value-type="float" office:value="7736423" calcext:value-type="float">
            <text:p>77364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52756" calcext:value-type="float">
            <text:p>2152756</text:p>
          </table:table-cell>
          <table:table-cell office:value-type="float" office:value="8157005" calcext:value-type="float">
            <text:p>81570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26412" calcext:value-type="float">
            <text:p>2226412</text:p>
          </table:table-cell>
          <table:table-cell office:value-type="float" office:value="8732189" calcext:value-type="float">
            <text:p>87321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19495" calcext:value-type="float">
            <text:p>2319495</text:p>
          </table:table-cell>
          <table:table-cell office:value-type="float" office:value="9279675" calcext:value-type="float">
            <text:p>92796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86068" calcext:value-type="float">
            <text:p>2386068</text:p>
          </table:table-cell>
          <table:table-cell office:value-type="float" office:value="9840471" calcext:value-type="float">
            <text:p>98404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66284" calcext:value-type="float">
            <text:p>2466284</text:p>
          </table:table-cell>
          <table:table-cell office:value-type="float" office:value="10534454" calcext:value-type="float">
            <text:p>105344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56461" calcext:value-type="float">
            <text:p>2556461</text:p>
          </table:table-cell>
          <table:table-cell office:value-type="float" office:value="11167167" calcext:value-type="float">
            <text:p>111671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9346" calcext:value-type="float">
            <text:p>2629346</text:p>
          </table:table-cell>
          <table:table-cell office:value-type="float" office:value="11730852" calcext:value-type="float">
            <text:p>117308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11639" calcext:value-type="float">
            <text:p>2711639</text:p>
          </table:table-cell>
          <table:table-cell office:value-type="float" office:value="12425426" calcext:value-type="float">
            <text:p>124254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96595" calcext:value-type="float">
            <text:p>2796595</text:p>
          </table:table-cell>
          <table:table-cell office:value-type="float" office:value="13102514" calcext:value-type="float">
            <text:p>131025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86485" calcext:value-type="float">
            <text:p>2886485</text:p>
          </table:table-cell>
          <table:table-cell office:value-type="float" office:value="13773428" calcext:value-type="float">
            <text:p>137734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56201" calcext:value-type="float">
            <text:p>2956201</text:p>
          </table:table-cell>
          <table:table-cell office:value-type="float" office:value="14573525" calcext:value-type="float">
            <text:p>145735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39535" calcext:value-type="float">
            <text:p>3039535</text:p>
          </table:table-cell>
          <table:table-cell office:value-type="float" office:value="15233812" calcext:value-type="float">
            <text:p>152338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21081" calcext:value-type="float">
            <text:p>3121081</text:p>
          </table:table-cell>
          <table:table-cell office:value-type="float" office:value="15911933" calcext:value-type="float">
            <text:p>159119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28082" calcext:value-type="float">
            <text:p>3228082</text:p>
          </table:table-cell>
          <table:table-cell office:value-type="float" office:value="16650959" calcext:value-type="float">
            <text:p>166509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95672" calcext:value-type="float">
            <text:p>3295672</text:p>
          </table:table-cell>
          <table:table-cell office:value-type="float" office:value="17412720" calcext:value-type="float">
            <text:p>174127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67657" calcext:value-type="float">
            <text:p>3367657</text:p>
          </table:table-cell>
          <table:table-cell office:value-type="float" office:value="18165885" calcext:value-type="float">
            <text:p>181658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43482" calcext:value-type="float">
            <text:p>3443482</text:p>
          </table:table-cell>
          <table:table-cell office:value-type="float" office:value="19053701" calcext:value-type="float">
            <text:p>190537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40022" calcext:value-type="float">
            <text:p>3540022</text:p>
          </table:table-cell>
          <table:table-cell office:value-type="float" office:value="19836633" calcext:value-type="float">
            <text:p>198366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23638" calcext:value-type="float">
            <text:p>3623638</text:p>
          </table:table-cell>
          <table:table-cell office:value-type="float" office:value="20687710" calcext:value-type="float">
            <text:p>206877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17811" calcext:value-type="float">
            <text:p>3717811</text:p>
          </table:table-cell>
          <table:table-cell office:value-type="float" office:value="21555939" calcext:value-type="float">
            <text:p>215559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83735" calcext:value-type="float">
            <text:p>3883735</text:p>
          </table:table-cell>
          <table:table-cell office:value-type="float" office:value="22383944" calcext:value-type="float">
            <text:p>223839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60391" calcext:value-type="float">
            <text:p>3860391</text:p>
          </table:table-cell>
          <table:table-cell office:value-type="float" office:value="23285702" calcext:value-type="float">
            <text:p>232857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77344" calcext:value-type="float">
            <text:p>3977344</text:p>
          </table:table-cell>
          <table:table-cell office:value-type="float" office:value="24192181" calcext:value-type="float">
            <text:p>241921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28055" calcext:value-type="float">
            <text:p>4028055</text:p>
          </table:table-cell>
          <table:table-cell office:value-type="float" office:value="25399379" calcext:value-type="float">
            <text:p>253993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14534" calcext:value-type="float">
            <text:p>4114534</text:p>
          </table:table-cell>
          <table:table-cell office:value-type="float" office:value="26072964" calcext:value-type="float">
            <text:p>260729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91063" calcext:value-type="float">
            <text:p>4191063</text:p>
          </table:table-cell>
          <table:table-cell office:value-type="float" office:value="28054833" calcext:value-type="float">
            <text:p>280548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60480" calcext:value-type="float">
            <text:p>4260480</text:p>
          </table:table-cell>
          <table:table-cell office:value-type="float" office:value="28396766" calcext:value-type="float">
            <text:p>283967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73240" calcext:value-type="float">
            <text:p>4373240</text:p>
          </table:table-cell>
          <table:table-cell office:value-type="float" office:value="29739673" calcext:value-type="float">
            <text:p>297396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431284" calcext:value-type="float">
            <text:p>4431284</text:p>
          </table:table-cell>
          <table:table-cell office:value-type="float" office:value="30030365" calcext:value-type="float">
            <text:p>300303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19496" calcext:value-type="float">
            <text:p>4519496</text:p>
          </table:table-cell>
          <table:table-cell office:value-type="float" office:value="31072608" calcext:value-type="float">
            <text:p>310726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94639" calcext:value-type="float">
            <text:p>4594639</text:p>
          </table:table-cell>
          <table:table-cell office:value-type="float" office:value="32129350" calcext:value-type="float">
            <text:p>321293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67870" calcext:value-type="float">
            <text:p>4667870</text:p>
          </table:table-cell>
          <table:table-cell office:value-type="float" office:value="33308246" calcext:value-type="float">
            <text:p>333082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761617" calcext:value-type="float">
            <text:p>4761617</text:p>
          </table:table-cell>
          <table:table-cell office:value-type="float" office:value="34645808" calcext:value-type="float">
            <text:p>346458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833514" calcext:value-type="float">
            <text:p>4833514</text:p>
          </table:table-cell>
          <table:table-cell office:value-type="float" office:value="35870146" calcext:value-type="float">
            <text:p>358701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22190" calcext:value-type="float">
            <text:p>4922190</text:p>
          </table:table-cell>
          <table:table-cell office:value-type="float" office:value="36865632" calcext:value-type="float">
            <text:p>368656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65841" calcext:value-type="float">
            <text:p>5065841</text:p>
          </table:table-cell>
          <table:table-cell office:value-type="float" office:value="37923474" calcext:value-type="float">
            <text:p>379234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144431" calcext:value-type="float">
            <text:p>5144431</text:p>
          </table:table-cell>
          <table:table-cell office:value-type="float" office:value="39360182" calcext:value-type="float">
            <text:p>393601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04139" calcext:value-type="float">
            <text:p>5204139</text:p>
          </table:table-cell>
          <table:table-cell office:value-type="float" office:value="40217113" calcext:value-type="float">
            <text:p>402171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10843" calcext:value-type="float">
            <text:p>5310843</text:p>
          </table:table-cell>
          <table:table-cell office:value-type="float" office:value="41345066" calcext:value-type="float">
            <text:p>413450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46766" calcext:value-type="float">
            <text:p>5446766</text:p>
          </table:table-cell>
          <table:table-cell office:value-type="float" office:value="42901942" calcext:value-type="float">
            <text:p>429019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80849" calcext:value-type="float">
            <text:p>5480849</text:p>
          </table:table-cell>
          <table:table-cell office:value-type="float" office:value="44198434" calcext:value-type="float">
            <text:p>441984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83459" calcext:value-type="float">
            <text:p>5583459</text:p>
          </table:table-cell>
          <table:table-cell office:value-type="float" office:value="46493534" calcext:value-type="float">
            <text:p>464935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975897" calcext:value-type="float">
            <text:p>5975897</text:p>
          </table:table-cell>
          <table:table-cell office:value-type="float" office:value="47325107" calcext:value-type="float">
            <text:p>473251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11636" calcext:value-type="float">
            <text:p>5711636</text:p>
          </table:table-cell>
          <table:table-cell office:value-type="float" office:value="47950904" calcext:value-type="float">
            <text:p>479509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71436" calcext:value-type="float">
            <text:p>6071436</text:p>
          </table:table-cell>
          <table:table-cell office:value-type="float" office:value="49175138" calcext:value-type="float">
            <text:p>491751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836300" calcext:value-type="float">
            <text:p>5836300</text:p>
          </table:table-cell>
          <table:table-cell office:value-type="float" office:value="51614044" calcext:value-type="float">
            <text:p>516140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963137" calcext:value-type="float">
            <text:p>5963137</text:p>
          </table:table-cell>
          <table:table-cell office:value-type="float" office:value="52823385" calcext:value-type="float">
            <text:p>528233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032034" calcext:value-type="float">
            <text:p>6032034</text:p>
          </table:table-cell>
          <table:table-cell office:value-type="float" office:value="53362856" calcext:value-type="float">
            <text:p>533628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099334" calcext:value-type="float">
            <text:p>6099334</text:p>
          </table:table-cell>
          <table:table-cell office:value-type="float" office:value="54423570" calcext:value-type="float">
            <text:p>5442357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152570" calcext:value-type="float">
            <text:p>6152570</text:p>
          </table:table-cell>
          <table:table-cell office:value-type="float" office:value="56479674" calcext:value-type="float">
            <text:p>564796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279546" calcext:value-type="float">
            <text:p>6279546</text:p>
          </table:table-cell>
          <table:table-cell office:value-type="float" office:value="57604104" calcext:value-type="float">
            <text:p>576041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17522" calcext:value-type="float">
            <text:p>6317522</text:p>
          </table:table-cell>
          <table:table-cell office:value-type="float" office:value="58675166" calcext:value-type="float">
            <text:p>586751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87533" calcext:value-type="float">
            <text:p>6387533</text:p>
          </table:table-cell>
          <table:table-cell office:value-type="float" office:value="60324204" calcext:value-type="float">
            <text:p>603242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493647" calcext:value-type="float">
            <text:p>6493647</text:p>
          </table:table-cell>
          <table:table-cell office:value-type="float" office:value="61795209" calcext:value-type="float">
            <text:p>617952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52176" calcext:value-type="float">
            <text:p>6552176</text:p>
          </table:table-cell>
          <table:table-cell office:value-type="float" office:value="63662643" calcext:value-type="float">
            <text:p>63662643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/>
          <table:table-cell office:value-type="string" calcext:value-type="string">
            <text:p>EG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42490" calcext:value-type="float">
            <text:p>134249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77699" calcext:value-type="float">
            <text:p>157769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807488" calcext:value-type="float">
            <text:p>180748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32106" calcext:value-type="float">
            <text:p>203210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263222" calcext:value-type="float">
            <text:p>226322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492497" calcext:value-type="float">
            <text:p>249249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720183" calcext:value-type="float">
            <text:p>272018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099666" calcext:value-type="float">
            <text:p>309966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236627" calcext:value-type="float">
            <text:p>323662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453859" calcext:value-type="float">
            <text:p>345385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737375" calcext:value-type="float">
            <text:p>373737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920109" calcext:value-type="float">
            <text:p>392010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098066" calcext:value-type="float">
            <text:p>409806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328622" calcext:value-type="float">
            <text:p>432862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563427" calcext:value-type="float">
            <text:p>45634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790726" calcext:value-type="float">
            <text:p>479072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098288" calcext:value-type="float">
            <text:p>509828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319034" calcext:value-type="float">
            <text:p>531903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682814" calcext:value-type="float">
            <text:p>568281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765204" calcext:value-type="float">
            <text:p>576520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6024013" calcext:value-type="float">
            <text:p>602401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6314552" calcext:value-type="float">
            <text:p>631455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6459241" calcext:value-type="float">
            <text:p>645924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6720918" calcext:value-type="float">
            <text:p>672091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6920260" calcext:value-type="float">
            <text:p>692026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152787" calcext:value-type="float">
            <text:p>715278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7414905" calcext:value-type="float">
            <text:p>741490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7601161" calcext:value-type="float">
            <text:p>760116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7865367" calcext:value-type="float">
            <text:p>786536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8148783" calcext:value-type="float">
            <text:p>814878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8319298" calcext:value-type="float">
            <text:p>831929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8587992" calcext:value-type="float">
            <text:p>858799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9136573" calcext:value-type="float">
            <text:p>913657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9310030" calcext:value-type="float">
            <text:p>931003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9417692" calcext:value-type="float">
            <text:p>941769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9515419" calcext:value-type="float">
            <text:p>951541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733011" calcext:value-type="float">
            <text:p>973301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9950216" calcext:value-type="float">
            <text:p>995021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0160916" calcext:value-type="float">
            <text:p>10160916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0351259" calcext:value-type="float">
            <text:p>1035125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0590613" calcext:value-type="float">
            <text:p>1059061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0977216" calcext:value-type="float">
            <text:p>1097721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1250936" calcext:value-type="float">
            <text:p>11250936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1446817" calcext:value-type="float">
            <text:p>1144681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1591410" calcext:value-type="float">
            <text:p>1159141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2153520" calcext:value-type="float">
            <text:p>1215352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2252538" calcext:value-type="float">
            <text:p>12252538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2591416" calcext:value-type="float">
            <text:p>12591416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2895558" calcext:value-type="float">
            <text:p>1289555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3196488" calcext:value-type="float">
            <text:p>13196488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3214059" calcext:value-type="float">
            <text:p>13214059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3317813" calcext:value-type="float">
            <text:p>13317813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3640698" calcext:value-type="float">
            <text:p>13640698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3749718" calcext:value-type="float">
            <text:p>13749718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3910563" calcext:value-type="float">
            <text:p>13910563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4131346" calcext:value-type="float">
            <text:p>14131346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4349785" calcext:value-type="float">
            <text:p>1434978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4738257" calcext:value-type="float">
            <text:p>1473825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4842706" calcext:value-type="float">
            <text:p>1484270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5047466" calcext:value-type="float">
            <text:p>1504746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5257781" calcext:value-type="float">
            <text:p>1525778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5510247" calcext:value-type="float">
            <text:p>1551024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5693579" calcext:value-type="float">
            <text:p>1569357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5899788" calcext:value-type="float">
            <text:p>15899788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6149376" calcext:value-type="float">
            <text:p>16149376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6379235" calcext:value-type="float">
            <text:p>1637923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6612990" calcext:value-type="float">
            <text:p>1661299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6843785" calcext:value-type="float">
            <text:p>1684378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7065872" calcext:value-type="float">
            <text:p>1706587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7300588" calcext:value-type="float">
            <text:p>1730058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7515929" calcext:value-type="float">
            <text:p>17515929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7738505" calcext:value-type="float">
            <text:p>1773850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8193104" calcext:value-type="float">
            <text:p>1819310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8570046" calcext:value-type="float">
            <text:p>18570046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8767981" calcext:value-type="float">
            <text:p>1876798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8977579" calcext:value-type="float">
            <text:p>189775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 style:data-style-name="N2" text:time-value="21:13:40.7873344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1:13:46.791806963</meta:creation-date>
    <meta:editing-duration>P0D</meta:editing-duration>
    <meta:editing-cycles>2</meta:editing-cycles>
    <meta:generator>LibreOffice/4.2.7.2$Linux_X86_64 LibreOffice_project/420m0$Build-2</meta:generator>
    <meta:initial-creator>Yanet Guiseppin</meta:initial-creator>
    <dc:date>2015-08-31T21:15:52.978072828</dc:date>
    <dc:creator>Yanet Guiseppin</dc:creator>
    <meta:document-statistic meta:table-count="1" meta:cell-count="3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18cm" svg:height="17.558cm" xlink:href=".." xlink:type="simple" chart:class="chart:line" chart:style-name="ch1">
        <chart:title svg:x="7.512cm" svg:y="0.85cm" chart:style-name="ch2">
          <text:p>Tiempo de algoritmo LU</text:p>
        </chart:title>
        <chart:legend chart:legend-position="end" svg:x="17.607cm" svg:y="8.231cm" style:legend-expansion="high" chart:style-name="ch3"/>
        <chart:plot-area chart:style-name="ch4" table:cell-range-address="Hoja1.A3:Hoja1.C78 Hoja1.B2:Hoja1.C2" chart:data-source-has-labels="both" svg:x="1.541cm" svg:y="1.643cm" svg:width="15.536cm" svg:height="14.583cm">
          <chartooo:coordinate-region svg:x="3.274cm" svg:y="1.843cm" svg:width="13.663cm" svg:height="13.591cm"/>
          <chart:axis chart:dimension="x" chart:name="primary-x" chart:style-name="ch5" chartooo:axis-type="auto">
            <chartooo:date-scale/>
            <chart:title svg:x="8.524cm" svg:y="16.577cm" chart:style-name="ch6">
              <text:p>m (radios)</text:p>
            </chart:title>
            <chart:categories table:cell-range-address="Hoja1.A3:Hoja1.A78"/>
          </chart:axis>
          <chart:axis chart:dimension="y" chart:name="primary-y" chart:style-name="ch5">
            <chart:title svg:x="0.451cm" svg:y="10.327cm" chart:style-name="ch7">
              <text:p>nanosegundos / m</text:p>
            </chart:title>
            <chart:grid chart:style-name="ch8" chart:class="major"/>
          </chart:axis>
          <chart:series chart:style-name="ch9" chart:values-cell-range-address="Hoja1.B3:Hoja1.B78" chart:label-cell-address="Hoja1.B2:Hoja1.B2" chart:class="chart:line">
            <chart:data-point chart:repeated="76"/>
          </chart:series>
          <chart:series chart:style-name="ch10" chart:values-cell-range-address="Hoja1.C3:Hoja1.C78" chart:label-cell-address="Hoja1.C2:Hoja1.C2" chart:class="chart:line">
            <chart:data-point chart:repeated="7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contar obtención de matrices L y U</text:p>
                <draw:g>
                  <svg:desc>Hoja1.B2:Hoja1.B2</svg:desc>
                </draw:g>
              </table:table-cell>
              <table:table-cell office:value-type="string">
                <text:p>Contando tiempo de obtención de matrices L y U 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A3:Hoja1.A78</svg:desc>
                </draw:g>
              </table:table-cell>
              <table:table-cell office:value-type="float" office:value="438159">
                <text:p>438159</text:p>
                <draw:g>
                  <svg:desc>Hoja1.B3:Hoja1.B78</svg:desc>
                </draw:g>
              </table:table-cell>
              <table:table-cell office:value-type="float" office:value="673701">
                <text:p>673701</text:p>
                <draw:g>
                  <svg:desc>Hoja1.C3:Hoja1.C78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51442">
                <text:p>551442</text:p>
              </table:table-cell>
              <table:table-cell office:value-type="float" office:value="895688">
                <text:p>89568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96959">
                <text:p>596959</text:p>
              </table:table-cell>
              <table:table-cell office:value-type="float" office:value="1057689">
                <text:p>105768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82110">
                <text:p>682110</text:p>
              </table:table-cell>
              <table:table-cell office:value-type="float" office:value="1332780">
                <text:p>133278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57500">
                <text:p>757500</text:p>
              </table:table-cell>
              <table:table-cell office:value-type="float" office:value="1497727">
                <text:p>14977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2470">
                <text:p>842470</text:p>
              </table:table-cell>
              <table:table-cell office:value-type="float" office:value="1810794">
                <text:p>181079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60261">
                <text:p>960261</text:p>
              </table:table-cell>
              <table:table-cell office:value-type="float" office:value="2089077">
                <text:p>208907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39039">
                <text:p>1039039</text:p>
              </table:table-cell>
              <table:table-cell office:value-type="float" office:value="2345273">
                <text:p>234527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04167">
                <text:p>1104167</text:p>
              </table:table-cell>
              <table:table-cell office:value-type="float" office:value="2657032">
                <text:p>265703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72484">
                <text:p>1172484</text:p>
              </table:table-cell>
              <table:table-cell office:value-type="float" office:value="2966151">
                <text:p>296615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47097">
                <text:p>1247097</text:p>
              </table:table-cell>
              <table:table-cell office:value-type="float" office:value="3325641">
                <text:p>33256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29382">
                <text:p>1329382</text:p>
              </table:table-cell>
              <table:table-cell office:value-type="float" office:value="3652820">
                <text:p>365282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413314">
                <text:p>1413314</text:p>
              </table:table-cell>
              <table:table-cell office:value-type="float" office:value="4048011">
                <text:p>404801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94713">
                <text:p>1494713</text:p>
              </table:table-cell>
              <table:table-cell office:value-type="float" office:value="4429262">
                <text:p>442926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569994">
                <text:p>1569994</text:p>
              </table:table-cell>
              <table:table-cell office:value-type="float" office:value="4901142">
                <text:p>490114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62997">
                <text:p>1662997</text:p>
              </table:table-cell>
              <table:table-cell office:value-type="float" office:value="5356785">
                <text:p>535678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34374">
                <text:p>1734374</text:p>
              </table:table-cell>
              <table:table-cell office:value-type="float" office:value="5694129">
                <text:p>569412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816220">
                <text:p>1816220</text:p>
              </table:table-cell>
              <table:table-cell office:value-type="float" office:value="6284665">
                <text:p>628466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896181">
                <text:p>1896181</text:p>
              </table:table-cell>
              <table:table-cell office:value-type="float" office:value="6796208">
                <text:p>679620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988250">
                <text:p>1988250</text:p>
              </table:table-cell>
              <table:table-cell office:value-type="float" office:value="7152079">
                <text:p>715207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063037">
                <text:p>2063037</text:p>
              </table:table-cell>
              <table:table-cell office:value-type="float" office:value="7736423">
                <text:p>773642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152756">
                <text:p>2152756</text:p>
              </table:table-cell>
              <table:table-cell office:value-type="float" office:value="8157005">
                <text:p>815700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226412">
                <text:p>2226412</text:p>
              </table:table-cell>
              <table:table-cell office:value-type="float" office:value="8732189">
                <text:p>873218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319495">
                <text:p>2319495</text:p>
              </table:table-cell>
              <table:table-cell office:value-type="float" office:value="9279675">
                <text:p>927967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386068">
                <text:p>2386068</text:p>
              </table:table-cell>
              <table:table-cell office:value-type="float" office:value="9840471">
                <text:p>98404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66284">
                <text:p>2466284</text:p>
              </table:table-cell>
              <table:table-cell office:value-type="float" office:value="10534454">
                <text:p>1053445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556461">
                <text:p>2556461</text:p>
              </table:table-cell>
              <table:table-cell office:value-type="float" office:value="11167167">
                <text:p>111671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629346">
                <text:p>2629346</text:p>
              </table:table-cell>
              <table:table-cell office:value-type="float" office:value="11730852">
                <text:p>1173085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711639">
                <text:p>2711639</text:p>
              </table:table-cell>
              <table:table-cell office:value-type="float" office:value="12425426">
                <text:p>1242542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796595">
                <text:p>2796595</text:p>
              </table:table-cell>
              <table:table-cell office:value-type="float" office:value="13102514">
                <text:p>1310251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886485">
                <text:p>2886485</text:p>
              </table:table-cell>
              <table:table-cell office:value-type="float" office:value="13773428">
                <text:p>1377342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956201">
                <text:p>2956201</text:p>
              </table:table-cell>
              <table:table-cell office:value-type="float" office:value="14573525">
                <text:p>1457352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039535">
                <text:p>3039535</text:p>
              </table:table-cell>
              <table:table-cell office:value-type="float" office:value="15233812">
                <text:p>1523381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121081">
                <text:p>3121081</text:p>
              </table:table-cell>
              <table:table-cell office:value-type="float" office:value="15911933">
                <text:p>1591193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228082">
                <text:p>3228082</text:p>
              </table:table-cell>
              <table:table-cell office:value-type="float" office:value="16650959">
                <text:p>1665095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95672">
                <text:p>3295672</text:p>
              </table:table-cell>
              <table:table-cell office:value-type="float" office:value="17412720">
                <text:p>1741272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367657">
                <text:p>3367657</text:p>
              </table:table-cell>
              <table:table-cell office:value-type="float" office:value="18165885">
                <text:p>1816588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443482">
                <text:p>3443482</text:p>
              </table:table-cell>
              <table:table-cell office:value-type="float" office:value="19053701">
                <text:p>1905370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540022">
                <text:p>3540022</text:p>
              </table:table-cell>
              <table:table-cell office:value-type="float" office:value="19836633">
                <text:p>1983663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623638">
                <text:p>3623638</text:p>
              </table:table-cell>
              <table:table-cell office:value-type="float" office:value="20687710">
                <text:p>2068771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717811">
                <text:p>3717811</text:p>
              </table:table-cell>
              <table:table-cell office:value-type="float" office:value="21555939">
                <text:p>2155593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883735">
                <text:p>3883735</text:p>
              </table:table-cell>
              <table:table-cell office:value-type="float" office:value="22383944">
                <text:p>2238394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860391">
                <text:p>3860391</text:p>
              </table:table-cell>
              <table:table-cell office:value-type="float" office:value="23285702">
                <text:p>232857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977344">
                <text:p>3977344</text:p>
              </table:table-cell>
              <table:table-cell office:value-type="float" office:value="24192181">
                <text:p>2419218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028055">
                <text:p>4028055</text:p>
              </table:table-cell>
              <table:table-cell office:value-type="float" office:value="25399379">
                <text:p>253993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114534">
                <text:p>4114534</text:p>
              </table:table-cell>
              <table:table-cell office:value-type="float" office:value="26072964">
                <text:p>2607296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191063">
                <text:p>4191063</text:p>
              </table:table-cell>
              <table:table-cell office:value-type="float" office:value="28054833">
                <text:p>2805483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260480">
                <text:p>4260480</text:p>
              </table:table-cell>
              <table:table-cell office:value-type="float" office:value="28396766">
                <text:p>2839676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373240">
                <text:p>4373240</text:p>
              </table:table-cell>
              <table:table-cell office:value-type="float" office:value="29739673">
                <text:p>2973967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431284">
                <text:p>4431284</text:p>
              </table:table-cell>
              <table:table-cell office:value-type="float" office:value="30030365">
                <text:p>3003036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4519496">
                <text:p>4519496</text:p>
              </table:table-cell>
              <table:table-cell office:value-type="float" office:value="31072608">
                <text:p>3107260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594639">
                <text:p>4594639</text:p>
              </table:table-cell>
              <table:table-cell office:value-type="float" office:value="32129350">
                <text:p>3212935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667870">
                <text:p>4667870</text:p>
              </table:table-cell>
              <table:table-cell office:value-type="float" office:value="33308246">
                <text:p>3330824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4761617">
                <text:p>4761617</text:p>
              </table:table-cell>
              <table:table-cell office:value-type="float" office:value="34645808">
                <text:p>3464580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833514">
                <text:p>4833514</text:p>
              </table:table-cell>
              <table:table-cell office:value-type="float" office:value="35870146">
                <text:p>358701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922190">
                <text:p>4922190</text:p>
              </table:table-cell>
              <table:table-cell office:value-type="float" office:value="36865632">
                <text:p>3686563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065841">
                <text:p>5065841</text:p>
              </table:table-cell>
              <table:table-cell office:value-type="float" office:value="37923474">
                <text:p>3792347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5144431">
                <text:p>5144431</text:p>
              </table:table-cell>
              <table:table-cell office:value-type="float" office:value="39360182">
                <text:p>3936018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5204139">
                <text:p>5204139</text:p>
              </table:table-cell>
              <table:table-cell office:value-type="float" office:value="40217113">
                <text:p>4021711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310843">
                <text:p>5310843</text:p>
              </table:table-cell>
              <table:table-cell office:value-type="float" office:value="41345066">
                <text:p>4134506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5446766">
                <text:p>5446766</text:p>
              </table:table-cell>
              <table:table-cell office:value-type="float" office:value="42901942">
                <text:p>4290194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5480849">
                <text:p>5480849</text:p>
              </table:table-cell>
              <table:table-cell office:value-type="float" office:value="44198434">
                <text:p>4419843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5583459">
                <text:p>5583459</text:p>
              </table:table-cell>
              <table:table-cell office:value-type="float" office:value="46493534">
                <text:p>4649353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5975897">
                <text:p>5975897</text:p>
              </table:table-cell>
              <table:table-cell office:value-type="float" office:value="47325107">
                <text:p>4732510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711636">
                <text:p>5711636</text:p>
              </table:table-cell>
              <table:table-cell office:value-type="float" office:value="47950904">
                <text:p>479509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071436">
                <text:p>6071436</text:p>
              </table:table-cell>
              <table:table-cell office:value-type="float" office:value="49175138">
                <text:p>4917513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836300">
                <text:p>5836300</text:p>
              </table:table-cell>
              <table:table-cell office:value-type="float" office:value="51614044">
                <text:p>5161404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963137">
                <text:p>5963137</text:p>
              </table:table-cell>
              <table:table-cell office:value-type="float" office:value="52823385">
                <text:p>5282338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032034">
                <text:p>6032034</text:p>
              </table:table-cell>
              <table:table-cell office:value-type="float" office:value="53362856">
                <text:p>5336285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099334">
                <text:p>6099334</text:p>
              </table:table-cell>
              <table:table-cell office:value-type="float" office:value="54423570">
                <text:p>5442357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152570">
                <text:p>6152570</text:p>
              </table:table-cell>
              <table:table-cell office:value-type="float" office:value="56479674">
                <text:p>5647967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279546">
                <text:p>6279546</text:p>
              </table:table-cell>
              <table:table-cell office:value-type="float" office:value="57604104">
                <text:p>5760410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317522">
                <text:p>6317522</text:p>
              </table:table-cell>
              <table:table-cell office:value-type="float" office:value="58675166">
                <text:p>5867516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387533">
                <text:p>6387533</text:p>
              </table:table-cell>
              <table:table-cell office:value-type="float" office:value="60324204">
                <text:p>6032420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6493647">
                <text:p>6493647</text:p>
              </table:table-cell>
              <table:table-cell office:value-type="float" office:value="61795209">
                <text:p>6179520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552176">
                <text:p>6552176</text:p>
              </table:table-cell>
              <table:table-cell office:value-type="float" office:value="63662643">
                <text:p>636626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06cm" svg:height="19.736cm" xlink:href=".." xlink:type="simple" chart:class="chart:line" chart:style-name="ch1">
        <chart:title svg:x="5.438cm" svg:y="0.53cm" chart:style-name="ch2">
          <text:p>Tiempo de algoritmo EG</text:p>
        </chart:title>
        <chart:plot-area chart:style-name="ch3" table:cell-range-address="Hoja1.B89:Hoja1.C164" chart:data-source-has-labels="column" svg:x="1.327cm" svg:y="1.729cm" svg:width="14.163cm" svg:height="16.632cm">
          <chartooo:coordinate-region svg:x="3.06cm" svg:y="1.928cm" svg:width="12.43cm" svg:height="15.641cm"/>
          <chart:axis chart:dimension="x" chart:name="primary-x" chart:style-name="ch4" chartooo:axis-type="auto">
            <chartooo:date-scale/>
            <chart:title svg:x="7.623cm" svg:y="18.755cm" chart:style-name="ch5">
              <text:p>m (radios)</text:p>
            </chart:title>
            <chart:categories table:cell-range-address="Hoja1.B89:Hoja1.B164"/>
          </chart:axis>
          <chart:axis chart:dimension="y" chart:name="primary-y" chart:style-name="ch4">
            <chart:title svg:x="0.451cm" svg:y="11.491cm" chart:style-name="ch6">
              <text:p>nanosegundos / m²</text:p>
            </chart:title>
            <chart:grid chart:style-name="ch7" chart:class="major"/>
          </chart:axis>
          <chart:series chart:style-name="ch8" chart:values-cell-range-address="Hoja1.C89:Hoja1.C164" chart:class="chart:line">
            <chart:data-point chart:repeated="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B89:Hoja1.B164</svg:desc>
                </draw:g>
              </table:table-cell>
              <table:table-cell office:value-type="float" office:value="1342490">
                <text:p>1342490</text:p>
                <draw:g>
                  <svg:desc>Hoja1.C89:Hoja1.C164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77699">
                <text:p>15776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807488">
                <text:p>180748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032106">
                <text:p>203210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263222">
                <text:p>22632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92497">
                <text:p>249249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720183">
                <text:p>272018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099666">
                <text:p>309966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236627">
                <text:p>323662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453859">
                <text:p>345385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737375">
                <text:p>37373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920109">
                <text:p>392010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098066">
                <text:p>409806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328622">
                <text:p>432862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563427">
                <text:p>45634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790726">
                <text:p>479072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098288">
                <text:p>509828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319034">
                <text:p>531903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5682814">
                <text:p>568281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765204">
                <text:p>576520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024013">
                <text:p>602401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314552">
                <text:p>631455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459241">
                <text:p>645924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720918">
                <text:p>672091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920260">
                <text:p>692026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152787">
                <text:p>715278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414905">
                <text:p>74149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601161">
                <text:p>760116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7865367">
                <text:p>786536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8148783">
                <text:p>814878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8319298">
                <text:p>831929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8587992">
                <text:p>858799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9136573">
                <text:p>913657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9310030">
                <text:p>931003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9417692">
                <text:p>94176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515419">
                <text:p>951541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9733011">
                <text:p>973301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9950216">
                <text:p>995021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0160916">
                <text:p>1016091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351259">
                <text:p>1035125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590613">
                <text:p>1059061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0977216">
                <text:p>1097721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1250936">
                <text:p>1125093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1446817">
                <text:p>1144681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1591410">
                <text:p>1159141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153520">
                <text:p>1215352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2252538">
                <text:p>1225253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2591416">
                <text:p>1259141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2895558">
                <text:p>1289555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3196488">
                <text:p>1319648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3214059">
                <text:p>1321405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3317813">
                <text:p>1331781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3640698">
                <text:p>1364069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3749718">
                <text:p>1374971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3910563">
                <text:p>139105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131346">
                <text:p>1413134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4349785">
                <text:p>1434978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4738257">
                <text:p>1473825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4842706">
                <text:p>1484270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047466">
                <text:p>1504746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5257781">
                <text:p>1525778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5510247">
                <text:p>1551024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5693579">
                <text:p>1569357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5899788">
                <text:p>1589978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6149376">
                <text:p>1614937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379235">
                <text:p>1637923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6612990">
                <text:p>1661299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6843785">
                <text:p>1684378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7065872">
                <text:p>1706587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7300588">
                <text:p>1730058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7515929">
                <text:p>1751592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7738505">
                <text:p>177385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8193104">
                <text:p>1819310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8570046">
                <text:p>1857004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8767981">
                <text:p>1876798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977579">
                <text:p>189775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